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6254E000014D600000EE269C820A279656A4E.svg" manifest:media-type="image/svg+xml"/>
  <manifest:file-entry manifest:full-path="Pictures/10000201000000CA000000904AF82862C4E278B2.png" manifest:media-type="image/png"/>
  <manifest:file-entry manifest:full-path="Pictures/100008F100001A9000001A90A36C0F0F5970518D.svg" manifest:media-type="image/svg+xml"/>
  <manifest:file-entry manifest:full-path="Pictures/100002010000010100000101D9AFFEA729AF61D5.png" manifest:media-type="image/png"/>
  <manifest:file-entry manifest:full-path="Pictures/1000020100000101000001012D2DEE5170F71E32.png" manifest:media-type="image/png"/>
  <manifest:file-entry manifest:full-path="Pictures/1000081D00001A9000001A900A9749949AA3C15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102cm" style:rel-column-width="4250*"/>
    </style:style>
    <style:style style:name="Tabla1.B" style:family="table-column">
      <style:table-column-properties style:column-width="15.898cm" style:rel-column-width="61285*"/>
    </style:style>
    <style:style style:name="P1" style:family="paragraph" style:parent-style-name="Standard">
      <style:text-properties officeooo:rsid="001c8a8b" officeooo:paragraph-rsid="001c8a8b"/>
    </style:style>
    <style:style style:name="P2" style:family="paragraph" style:parent-style-name="Standard">
      <style:text-properties officeooo:rsid="001c8a8b" officeooo:paragraph-rsid="00225b75"/>
    </style:style>
    <style:style style:name="P3" style:family="paragraph" style:parent-style-name="Standard">
      <style:text-properties officeooo:rsid="001c8a8b" officeooo:paragraph-rsid="002b7fd7"/>
    </style:style>
    <style:style style:name="P4" style:family="paragraph" style:parent-style-name="Standard">
      <style:text-properties officeooo:rsid="002975d3" officeooo:paragraph-rsid="002975d3"/>
    </style:style>
    <style:style style:name="P5" style:family="paragraph" style:parent-style-name="Heading_20_3">
      <style:text-properties officeooo:rsid="00243614" officeooo:paragraph-rsid="002fffe6"/>
    </style:style>
    <style:style style:name="P6" style:family="paragraph" style:parent-style-name="Standard" style:list-style-name="L1">
      <style:text-properties officeooo:paragraph-rsid="001e1578"/>
    </style:style>
    <style:style style:name="P7" style:family="paragraph" style:parent-style-name="Standard" style:list-style-name="L1">
      <style:text-properties officeooo:rsid="001e1578" officeooo:paragraph-rsid="001e1578"/>
    </style:style>
    <style:style style:name="T1" style:family="text">
      <style:text-properties officeooo:rsid="00200228"/>
    </style:style>
    <style:style style:name="T2" style:family="text">
      <style:text-properties officeooo:rsid="00225b75"/>
    </style:style>
    <style:style style:name="T3" style:family="text">
      <style:text-properties officeooo:rsid="0024e898"/>
    </style:style>
    <style:style style:name="T4" style:family="text">
      <style:text-properties officeooo:rsid="0026af6c"/>
    </style:style>
    <style:style style:name="T5" style:family="text">
      <style:text-properties officeooo:rsid="002b7fd7"/>
    </style:style>
    <style:style style:name="T6" style:family="text">
      <style:text-properties officeooo:rsid="002ff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Manual <text:span text:style-name="T6">ImipApp (versión 2023 03 03)</text:span></text:h>
      <text:p text:style-name="P2">imipApp. versión 202<text:span text:style-name="T1">3</text:span>.0<text:span text:style-name="T4">3</text:span>.<text:span text:style-name="T4">03</text:span> <text:bookmark-start text:name="__DdeLink__165_500124450"/><text:a xlink:type="simple" xlink:href="http://sifaresol.net/imipapp/" text:style-name="Internet_20_link" text:visited-style-name="Visited_20_Internet_20_Link">http://sifaresol.net/imipapp/</text:a> <text:s/><text:bookmark-end text:name="__DdeLink__165_500124450"/><text:s text:c="3"/></text:p>
      <text:p text:style-name="P3"><text:span text:style-name="T5">se puede acceder también por </text:span><text:span text:style-name="T2"><text:s/></text:span><text:a xlink:type="simple" xlink:href="https://imipapp.five.es/" text:style-name="Internet_20_link" text:visited-style-name="Visited_20_Internet_20_Link"><text:span text:style-name="T2">https://imipapp.five.es/</text:span></text:a><text:span text:style-name="T2"> (versión antigua 2022.12 )</text:span></text:p>
      <text:h text:style-name="Heading_20_3" text:outline-level="3"><text:span text:style-name="T6">M</text:span>enu</text:h>
      <table:table table:name="Tabla1" table:style-name="Tabla1">
        <table:table-column table:style-name="Tabla1.A"/>
        <table:table-column table:style-name="Tabla1.B"/>
        <table:table-row table:style-name="TableLine94405110776688">
          <table:table-cell table:style-name="TableBox94405110576224" office:value-type="string">
            <text:p text:style-name="P1"><text:s/><draw:frame draw:style-name="fr1" draw:name="Imagen1" text:anchor-type="char" svg:x="0.146cm" svg:y="0.265cm" svg:width="0.771cm" svg:height="0.771cm" draw:z-index="0"><draw:image xlink:href="Pictures/1000081D00001A9000001A900A9749949AA3C156.svg" xlink:type="simple" xlink:show="embed" xlink:actuate="onLoad" draw:mime-type="image/svg+xml"/><draw:image xlink:href="Pictures/100002010000010100000101D9AFFEA729AF61D5.png" xlink:type="simple" xlink:show="embed" xlink:actuate="onLoad" draw:mime-type="image/png"/></draw:frame></text:p>
          </table:table-cell>
          <table:table-cell table:style-name="TableBox94405113683584" office:value-type="string">
            <text:p text:style-name="P1">primer boton: adquiere archivo del cliente (el ordenador en el que se ejecuta)</text:p>
            <text:p text:style-name="P1">seleccionar archivo con extensión .ifc <text:s/>si existe un archivo gbxml (con extensión .xml) en el mismo directorio, lo abrirá automáticamente.</text:p>
          </table:table-cell>
        </table:table-row>
        <table:table-row table:style-name="TableLine94405113628688">
          <table:table-cell table:style-name="TableBox94405110576224" office:value-type="string">
            <text:p text:style-name="P1"><draw:frame draw:style-name="fr1" draw:name="Imagen2" text:anchor-type="char" svg:x="0.132cm" svg:y="0.36cm" svg:width="0.771cm" svg:height="0.771cm" draw:z-index="3"><draw:image xlink:href="Pictures/1000081D00001A9000001A900A9749949AA3C156.svg" xlink:type="simple" xlink:show="embed" xlink:actuate="onLoad" draw:mime-type="image/svg+xml"/><draw:image xlink:href="Pictures/100002010000010100000101D9AFFEA729AF61D5.png" xlink:type="simple" xlink:show="embed" xlink:actuate="onLoad" draw:mime-type="image/png"/></draw:frame></text:p>
          </table:table-cell>
          <table:table-cell table:style-name="TableBox94405113683584" office:value-type="string">
            <text:p text:style-name="P1">segundo boton: adquiere archivo del servidor. abre un menú con los archivos existentes en el servidor.</text:p>
            <text:p text:style-name="P1">Si el archivo tienen asociado un gbxml se muestran en las últimas columnas.</text:p>
          </table:table-cell>
        </table:table-row>
        <table:table-row table:style-name="TableLine94405112465600">
          <table:table-cell table:style-name="TableBox94405110576224" office:value-type="string">
            <text:p text:style-name="P1"><draw:frame draw:style-name="fr1" draw:name="Imagen3" text:anchor-type="char" svg:x="0.238cm" svg:y="0.238cm" svg:width="0.533cm" svg:height="0.533cm" draw:z-index="2"><draw:image xlink:href="Pictures/100008F100001A9000001A90A36C0F0F5970518D.svg" xlink:type="simple" xlink:show="embed" xlink:actuate="onLoad" draw:mime-type="image/svg+xml"/><draw:image xlink:href="Pictures/1000020100000101000001012D2DEE5170F71E32.png" xlink:type="simple" xlink:show="embed" xlink:actuate="onLoad" draw:mime-type="image/png"/></draw:frame></text:p>
          </table:table-cell>
          <table:table-cell table:style-name="TableBox94405113683584" office:value-type="string">
            <text:p text:style-name="P1">realizar secciones. <text:span text:style-name="T5">Presionar este botón y despues hacer doble click sobre un elemento paralelo a la sección que se desee visualizar. Se pueden realizar varias secciones simultáneamente</text:span></text:p>
          </table:table-cell>
        </table:table-row>
        <table:table-row table:style-name="TableLine94405112715056">
          <table:table-cell table:style-name="TableBox94405110576224" office:value-type="string">
            <text:p text:style-name="P1"><draw:frame draw:style-name="fr1" draw:name="Imagen4" text:anchor-type="char" svg:x="0.212cm" svg:y="0.191cm" svg:width="0.663cm" svg:height="0.474cm" draw:z-index="1"><draw:image xlink:href="Pictures/1006254E000014D600000EE269C820A279656A4E.svg" xlink:type="simple" xlink:show="embed" xlink:actuate="onLoad" draw:mime-type="image/svg+xml"/><draw:image xlink:href="Pictures/10000201000000CA000000904AF82862C4E278B2.png" xlink:type="simple" xlink:show="embed" xlink:actuate="onLoad" draw:mime-type="image/png"/></draw:frame></text:p>
          </table:table-cell>
          <table:table-cell table:style-name="TableBox94405113683584" office:value-type="string">
            <text:p text:style-name="P1">exportar a CERMA <text:span text:style-name="T5">(todavía no esta funcional)</text:span></text:p>
          </table:table-cell>
        </table:table-row>
      </table:table>
      <text:p text:style-name="P1"/>
      <text:p text:style-name="P1">* <text:span text:style-name="T3">el depurador de programación se suele abrir con F12 o CTR+MAY+i (dependiendo del navegador que uses)</text:span></text:p>
      <text:p text:style-name="P1"/>
      <text:p text:style-name="P4">al hacer doble click sobre un objeto pone en transparencia al resto del modelo</text:p>
      <text:h text:style-name="Heading_20_3" text:outline-level="3">visores</text:h>
      <text:list xml:id="list667136850" text:style-name="L1">
        <text:list-item>
          <text:p text:style-name="P6">visor CERMA <text:a xlink:type="simple" xlink:href="http://sifaresol.net/imipapp/visorcerma" text:style-name="Internet_20_link" text:visited-style-name="Visited_20_Internet_20_Link">http://sifaresol.net/imipapp/visorcerma</text:a> </text:p>
        </text:list-item>
        <text:list-item>
          <text:p text:style-name="P6">visor gbXml <text:a xlink:type="simple" xlink:href="http://sifaresol.net/imipapp/visorgbxml" text:style-name="Internet_20_link" text:visited-style-name="Visited_20_Internet_20_Link">http://sifaresol.net/imipapp/visorgbxml</text:a> </text:p>
        </text:list-item>
        <text:list-item>
          <text:p text:style-name="P7">visor HULC <text:a xlink:type="simple" xlink:href="http://sifaresol.net/imipapp/visorctehexml" text:style-name="Internet_20_link" text:visited-style-name="Visited_20_Internet_20_Link">http://sifaresol.net/imipapp/visorctehexml</text:a> (solo parsea la parte en xml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3-08T09:53:15.347757210</dc:date>
    <meta:editing-duration>PT1H44M31S</meta:editing-duration>
    <meta:editing-cycles>13</meta:editing-cycles>
    <meta:generator>LibreOffice/7.0.4.2$Linux_X86_64 LibreOffice_project/00$Build-2</meta:generator>
    <meta:document-statistic meta:table-count="1" meta:image-count="4" meta:object-count="0" meta:page-count="1" meta:paragraph-count="17" meta:word-count="167" meta:character-count="1182" meta:non-whitespace-character-count="1024"/>
  </office:meta>
</office:document-meta>
</file>